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A1000001AFC33EC6A296E8D7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78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3.053cm" fo:min-width="4.326cm" fo:wrap-option="no-wrap"/>
    </style:style>
    <style:style style:name="gr4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639cm" fo:min-width="1.405cm"/>
    </style:style>
    <style:style style:name="gr5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639cm" fo:min-width="8.0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03cm" svg:height="11.401cm" svg:x="2.397cm" svg:y="9.128cm">
          <draw:image xlink:href="Pictures/10000000000002A1000001AFC33EC6A296E8D75D.png" xlink:type="simple" xlink:show="embed" xlink:actuate="onLoad">
            <text:p/>
          </draw:image>
        </draw:frame>
        <draw:custom-shape draw:style-name="gr2" draw:text-style-name="P1" draw:layer="layout" svg:width="2.286cm" svg:height="0.889cm" svg:x="12.176cm" svg:y="18.145cm">
          <text:p text:style-name="P1">pass</text:p>
          <draw:enhanced-geometry svg:viewBox="0 0 21600 21600" draw:glue-points="10800 0 0 10800 10800 21600 21600 10800 ?f40 ?f41" draw:text-areas="0 0 21600 21600" draw:type="rectangular-callout" draw:modifiers="-6630.17052907739 3057.97752808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2.286cm" svg:height="0.889cm" svg:x="12.049cm" svg:y="17.129cm">
          <text:p text:style-name="P1">root</text:p>
          <draw:enhanced-geometry svg:viewBox="0 0 21600 21600" draw:glue-points="10800 0 0 10800 10800 21600 21600 10800 ?f40 ?f41" draw:text-areas="0 0 21600 21600" draw:type="rectangular-callout" draw:modifiers="-6743.50677743769 6091.6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826cm" svg:height="3.302cm" svg:x="14.589cm" svg:y="13.573cm">
          <text:p text:style-name="P1">remember </text:p>
          <text:p text:style-name="P1">DONT</text:p>
          <text:p text:style-name="P1"><text:s/>put <text:span text:style-name="T1">.h2.db </text:span></text:p>
          <text:p text:style-name="P1">at the end</text:p>
          <draw:enhanced-geometry svg:viewBox="0 0 21600 21600" draw:glue-points="10800 0 0 10800 10800 21600 21600 10800 ?f40 ?f41" draw:text-areas="0 0 21600 21600" draw:type="rectangular-callout" draw:modifiers="-2470.10565568676 18879.56403269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0.889cm" svg:x="5.445cm" svg:y="18.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09cm" svg:height="0.889cm" svg:x="5.445cm" svg:y="16.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66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4:04:48.156161438</meta:creation-date>
    <dc:date>2016-08-03T15:53:22.095713985</dc:date>
    <meta:editing-duration>PT1H33M21S</meta:editing-duration>
    <meta:editing-cycles>2</meta:editing-cycles>
    <meta:generator>LibreOffice/5.1.4.2$Linux_x86 LibreOffice_project/10m0$Build-2</meta:generator>
    <meta:document-statistic meta:object-count="6"/>
  </office:meta>
</office:document-meta>
</file>